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IndexOfBlacklistedUse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UserI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9751" calcext:value-type="float">
            <text:p>97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6425" calcext:value-type="float">
            <text:p>164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8382" calcext:value-type="float">
            <text:p>183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9416" calcext:value-type="float">
            <text:p>194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9957" calcext:value-type="float">
            <text:p>1995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0316" calcext:value-type="float">
            <text:p>203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3150" calcext:value-type="float">
            <text:p>2315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float" office:value="28509" calcext:value-type="float">
            <text:p>28509</text:p>
          </table:table-cell>
          <table:table-cell office:value-type="float" office:value="28509" calcext:value-type="float">
            <text:p>285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 office:value-type="float" office:value="28509" calcext:value-type="float">
            <text:p>28509</text:p>
          </table:table-cell>
          <table:table-cell office:value-type="float" office:value="30293" calcext:value-type="float">
            <text:p>3029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293" calcext:value-type="float">
            <text:p>30293</text:p>
          </table:table-cell>
          <table:table-cell office:value-type="float" office:value="30603" calcext:value-type="float">
            <text:p>306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603" calcext:value-type="float">
            <text:p>30603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300" calcext:value-type="float">
            <text:p>42300</text:p>
          </table:table-cell>
          <table:table-cell office:value-type="float" office:value="44718" calcext:value-type="float">
            <text:p>447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718" calcext:value-type="float">
            <text:p>44718</text:p>
          </table:table-cell>
          <table:table-cell office:value-type="float" office:value="46646" calcext:value-type="float">
            <text:p>466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6646" calcext:value-type="float">
            <text:p>46646</text:p>
          </table:table-cell>
          <table:table-cell office:value-type="float" office:value="74010" calcext:value-type="float">
            <text:p>740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4010" calcext:value-type="float">
            <text:p>74010</text:p>
          </table:table-cell>
          <table:table-cell office:value-type="float" office:value="74274" calcext:value-type="float">
            <text:p>742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274" calcext:value-type="float">
            <text:p>74274</text:p>
          </table:table-cell>
          <table:table-cell office:value-type="float" office:value="76390" calcext:value-type="float">
            <text:p>763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6390" calcext:value-type="float">
            <text:p>76390</text:p>
          </table:table-cell>
          <table:table-cell office:value-type="float" office:value="79509" calcext:value-type="float">
            <text:p>795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9509" calcext:value-type="float">
            <text:p>79509</text:p>
          </table:table-cell>
          <table:table-cell office:value-type="float" office:value="79756" calcext:value-type="float">
            <text:p>7975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9756" calcext:value-type="float">
            <text:p>79756</text:p>
          </table:table-cell>
          <table:table-cell office:value-type="float" office:value="86755" calcext:value-type="float">
            <text:p>867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6755" calcext:value-type="float">
            <text:p>86755</text:p>
          </table:table-cell>
          <table:table-cell office:value-type="float" office:value="103951" calcext:value-type="float">
            <text:p>1039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951" calcext:value-type="float">
            <text:p>103951</text:p>
          </table:table-cell>
          <table:table-cell office:value-type="float" office:value="105189" calcext:value-type="float">
            <text:p>10518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5189" calcext:value-type="float">
            <text:p>105189</text:p>
          </table:table-cell>
          <table:table-cell office:value-type="float" office:value="106328" calcext:value-type="float">
            <text:p>10632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6328" calcext:value-type="float">
            <text:p>106328</text:p>
          </table:table-cell>
          <table:table-cell office:value-type="float" office:value="114774" calcext:value-type="float">
            <text:p>1147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4774" calcext:value-type="float">
            <text:p>114774</text:p>
          </table:table-cell>
          <table:table-cell office:value-type="float" office:value="118023" calcext:value-type="float">
            <text:p>11802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8023" calcext:value-type="float">
            <text:p>118023</text:p>
          </table:table-cell>
          <table:table-cell office:value-type="float" office:value="136677" calcext:value-type="float">
            <text:p>13667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36677" calcext:value-type="float">
            <text:p>136677</text:p>
          </table:table-cell>
          <table:table-cell office:value-type="float" office:value="154692" calcext:value-type="float">
            <text:p>15469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4692" calcext:value-type="float">
            <text:p>154692</text:p>
          </table:table-cell>
          <table:table-cell office:value-type="float" office:value="179386" calcext:value-type="float">
            <text:p>17938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79386" calcext:value-type="float">
            <text:p>179386</text:p>
          </table:table-cell>
          <table:table-cell office:value-type="float" office:value="194812" calcext:value-type="float">
            <text:p>1948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4812" calcext:value-type="float">
            <text:p>194812</text:p>
          </table:table-cell>
          <table:table-cell office:value-type="float" office:value="213489" calcext:value-type="float">
            <text:p>2134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3489" calcext:value-type="float">
            <text:p>213489</text:p>
          </table:table-cell>
          <table:table-cell office:value-type="float" office:value="224943" calcext:value-type="float">
            <text:p>22494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4943" calcext:value-type="float">
            <text:p>224943</text:p>
          </table:table-cell>
          <table:table-cell office:value-type="float" office:value="235659" calcext:value-type="float">
            <text:p>2356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5659" calcext:value-type="float">
            <text:p>235659</text:p>
          </table:table-cell>
          <table:table-cell office:value-type="float" office:value="246993" calcext:value-type="float">
            <text:p>24699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46993" calcext:value-type="float">
            <text:p>246993</text:p>
          </table:table-cell>
          <table:table-cell office:value-type="float" office:value="251408" calcext:value-type="float">
            <text:p>25140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1408" calcext:value-type="float">
            <text:p>251408</text:p>
          </table:table-cell>
          <table:table-cell office:value-type="float" office:value="269889" calcext:value-type="float">
            <text:p>26988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9889" calcext:value-type="float">
            <text:p>269889</text:p>
          </table:table-cell>
          <table:table-cell office:value-type="float" office:value="311530" calcext:value-type="float">
            <text:p>3115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11530" calcext:value-type="float">
            <text:p>311530</text:p>
          </table:table-cell>
          <table:table-cell office:value-type="float" office:value="338587" calcext:value-type="float">
            <text:p>33858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38587" calcext:value-type="float">
            <text:p>338587</text:p>
          </table:table-cell>
          <table:table-cell office:value-type="float" office:value="395223" calcext:value-type="float">
            <text:p>3952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95223" calcext:value-type="float">
            <text:p>395223</text:p>
          </table:table-cell>
          <table:table-cell office:value-type="float" office:value="563986" calcext:value-type="float">
            <text:p>56398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63986" calcext:value-type="float">
            <text:p>563986</text:p>
          </table:table-cell>
          <table:table-cell office:value-type="float" office:value="624892" calcext:value-type="float">
            <text:p>62489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24892" calcext:value-type="float">
            <text:p>624892</text:p>
          </table:table-cell>
          <table:table-cell office:value-type="float" office:value="862876" calcext:value-type="float">
            <text:p>86287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62876" calcext:value-type="float">
            <text:p>862876</text:p>
          </table:table-cell>
          <table:table-cell office:value-type="float" office:value="1722363" calcext:value-type="float">
            <text:p>172236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22363" calcext:value-type="float">
            <text:p>1722363</text:p>
          </table:table-cell>
          <table:table-cell office:value-type="float" office:value="2084969" calcext:value-type="float">
            <text:p>208496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 office:value-type="float" office:value="2084969" calcext:value-type="float">
            <text:p>2084969</text:p>
          </table:table-cell>
          <table:table-cell office:value-type="float" office:value="2096330" calcext:value-type="float">
            <text:p>209633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 office:value-type="float" office:value="2084969" calcext:value-type="float">
            <text:p>2084969</text:p>
          </table:table-cell>
          <table:table-cell office:value-type="float" office:value="2103094" calcext:value-type="float">
            <text:p>210309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96330" calcext:value-type="float">
            <text:p>2096330</text:p>
          </table:table-cell>
          <table:table-cell office:value-type="float" office:value="2126604" calcext:value-type="float">
            <text:p>212660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103094" calcext:value-type="float">
            <text:p>2103094</text:p>
          </table:table-cell>
          <table:table-cell office:value-type="float" office:value="2190642" calcext:value-type="float">
            <text:p>219064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126604" calcext:value-type="float">
            <text:p>2126604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90642" calcext:value-type="float">
            <text:p>21906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6:38:44.096384892</dc:date>
    <dc:creator>Gunjan Kumar</dc:creator>
    <meta:editing-duration>PT1H21M51S</meta:editing-duration>
    <meta:editing-cycles>1</meta:editing-cycles>
    <meta:document-statistic meta:table-count="1" meta:cell-count="152" meta:object-count="0"/>
    <meta:generator>LibreOffice/5.2.6.2$Linux_X86_64 LibreOffice_project/20m0$Build-2</meta:generator>
  </office:meta>
</office:document-meta>
</file>